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1" svg:font-family="'Times New Roman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</style:style>
    <style:style style:name="P2" style:family="paragraph" style:parent-style-name="Text_20_body" style:list-style-name="L1">
      <style:paragraph-properties fo:margin-top="0in" fo:margin-bottom="0in" fo:background-color="transparent">
        <style:background-image/>
      </style:paragraph-properties>
      <style:text-properties fo:font-variant="normal" fo:text-transform="none" fo:color="#000000" style:text-line-through-style="none" style:font-name="Arial1" fo:font-size="9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2">
      <style:paragraph-properties fo:margin-top="0in" fo:margin-bottom="0in" fo:background-color="transparent">
        <style:background-image/>
      </style:paragraph-properties>
      <style:text-properties fo:font-variant="normal" fo:text-transform="none" fo:color="#000000" style:text-line-through-style="none" style:font-name="Arial1" fo:font-size="9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3">
      <style:paragraph-properties fo:margin-top="0in" fo:margin-bottom="0in" fo:background-color="transparent">
        <style:background-image/>
      </style:paragraph-properties>
      <style:text-properties fo:font-variant="normal" fo:text-transform="none" fo:color="#000000" style:text-line-through-style="none" style:font-name="Arial1" fo:font-size="9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1">
      <style:paragraph-properties fo:background-color="transparent">
        <style:background-image/>
      </style:paragraph-properties>
      <style:text-properties fo:font-variant="normal" fo:text-transform="none" fo:color="#000000" style:text-line-through-style="none" style:font-name="Arial1" fo:font-size="9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2">
      <style:paragraph-properties fo:background-color="transparent">
        <style:background-image/>
      </style:paragraph-properties>
      <style:text-properties fo:font-variant="normal" fo:text-transform="none" fo:color="#000000" style:text-line-through-style="none" style:font-name="Arial1" fo:font-size="9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3">
      <style:paragraph-properties fo:background-color="transparent">
        <style:background-image/>
      </style:paragraph-properties>
      <style:text-properties fo:font-variant="normal" fo:text-transform="none" fo:color="#000000" style:text-line-through-style="none" style:font-name="Arial1" fo:font-size="9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left="0in" fo:margin-right="0in" fo:margin-top="0in" fo:margin-bottom="0in" fo:text-indent="0in" style:auto-text-indent="false"/>
      <style:text-properties fo:font-variant="normal" fo:text-transform="none" fo:color="#000000" style:text-line-through-style="none" style:font-name="Arial1" fo:font-size="11pt" fo:font-style="normal" style:text-underline-style="none" fo:font-weight="bol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11pt" fo:font-style="normal" style:text-underline-style="none" fo:font-weight="bold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1" fo:font-size="10pt" fo:font-style="normal" style:text-underline-style="none" fo:font-weight="bold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1" fo:font-size="10pt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font-name="Arial1" fo:font-size="9pt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T9" style:family="text">
      <style:text-properties fo:color="#000000" style:text-line-through-style="none" style:font-name="Arial1" fo:font-size="10pt" fo:font-style="italic" style:text-underline-style="none" fo:font-weight="normal" style:text-blinking="false" fo:background-color="transparent"/>
    </style:style>
    <style:style style:name="T10" style:family="text">
      <style:text-properties fo:color="#000000" style:text-line-through-style="none" style:font-name="Arial1" fo:font-size="11pt" fo:font-style="italic" style:text-underline-style="none" fo:font-weight="normal" style:text-blinking="false" fo:background-color="transparent"/>
    </style:style>
    <style:style style:name="T11" style:family="text">
      <style:text-properties fo:color="#000000" style:text-line-through-style="none" style:font-name="Arial1" fo:font-size="9pt" fo:font-style="italic" style:text-underline-style="none" fo:font-weight="normal" style:text-blinking="false" fo:background-color="transparent"/>
    </style:style>
    <style:style style:name="T12" style:family="text">
      <style:text-properties fo:color="#000000" style:text-line-through-style="none" style:text-underline-style="none" style:text-blinking="false" fo:background-color="transparen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internal-source-marker_0.86871877933561"/><text:s text:c="51"/><text:span text:style-name="T2"><text:line-break/><text:tab/><text:tab/><text:tab/><text:tab/><text:tab/><text:tab/> <text:s/>Annie Glyer<text:line-break/><text:tab/><text:tab/><text:tab/><text:tab/><text:tab/>755 Santo Domingo, #2018<text:line-break/><text:tab/><text:tab/><text:tab/> <text:s text:c="10"/></text:span><text:a xlink:type="simple" xlink:href="mailto:annieglyer@gmail.com">annieglyer@gmail.com</text:a><text:span text:style-name="T2"> <text:s/>Tel: <text:s/>97982155</text:span></text:p>
      <text:p text:style-name="P1"><text:span text:style-name="T2"><text:line-break/></text:span><text:span text:style-name="T8"><text:line-break/></text:span><text:span text:style-name="T2">Education</text:span></text:p>
      <text:p text:style-name="Horizontal_20_Line"/>
      <text:p text:style-name="Standard"><text:span text:style-name="T5">The TEFL Academy<text:line-break/></text:span><text:span text:style-name="T9">Certification in Teaching English as a Foreign Language, February 2011<text:tab/><text:tab/><text:tab/><text:tab/>Santiago, Chile <text:line-break/></text:span><text:span text:style-name="T6">120 hour certified course, 6 hours of observed teaching</text:span><text:span text:style-name="T9"><text:line-break/></text:span><text:span text:style-name="T8"><text:line-break/></text:span><text:span text:style-name="T5">Hanover College</text:span><text:span text:style-name="T8"><text:line-break/></text:span><text:span text:style-name="T9">Bachelor of Arts in Communication, Minor in History, 2001 <text:tab/><text:tab/><text:tab/><text:tab/>Hanover, Indiana, USA<text:line-break/></text:span><text:line-break/><text:line-break/><text:span text:style-name="T9"><text:line-break/></text:span><text:span text:style-name="T2">Professional Experience</text:span></text:p>
      <text:p text:style-name="Horizontal_20_Line"/>
      <text:p text:style-name="Text_20_body"><text:span text:style-name="T5">SF Electric Segway Tours</text:span><text:span text:style-name="T10"><text:line-break/></text:span><text:span text:style-name="T9">Tour Guide, March 2010 - Nov. 2010 <text:tab/><text:tab/><text:tab/><text:tab/><text:tab/><text:tab/> <text:s text:c="9"/>San Francisco, California</text:span></text:p>
      <text:list xml:id="list33652773" text:style-name="L1">
        <text:list-item>
          <text:p text:style-name="P2">Guide up to 12 guests on a 2.5 hour Segway tour of San Francisco twice a day</text:p>
        </text:list-item>
        <text:list-item>
          <text:p text:style-name="P5">Train guests from all over the world how to ride a Segway safely</text:p>
        </text:list-item>
      </text:list>
      <text:p text:style-name="Text_20_body"/>
      <text:p text:style-name="Text_20_body"><text:line-break/><text:span text:style-name="T5">Today’s Bride </text:span><text:span text:style-name="T8"><text:line-break/></text:span><text:span text:style-name="T9">Account Executive, Production Coordinator: Feb. 2007- Nov. 2008<text:tab/><text:tab/><text:tab/> <text:s/>Burlingame, California</text:span></text:p>
      <text:list xml:id="list33648013" text:style-name="L2">
        <text:list-item>
          <text:p text:style-name="P3">Sell and manage print and web-based advertisements on company website</text:p>
        </text:list-item>
        <text:list-item>
          <text:p text:style-name="P3">Management, sourcing, formatting, and production of client advertising campaigns</text:p>
        </text:list-item>
        <text:list-item>
          <text:p text:style-name="P3">Primary contact for all customer assistance requests and new client inquiries</text:p>
        </text:list-item>
        <text:list-item>
          <text:p text:style-name="P3">Sales assistance: maintain and update sales database, create sales documents, distribute media kits, track contracts, training</text:p>
        </text:list-item>
        <text:list-item>
          <text:p text:style-name="P3">Update various In Design documents for the publication and prepare all future submissions</text:p>
        </text:list-item>
        <text:list-item>
          <text:p text:style-name="P6">Manage distribution operation into salons, newsstands, bridal shows, and reception sites</text:p>
        </text:list-item>
      </text:list>
      <text:p text:style-name="Text_20_body"/>
      <text:p text:style-name="Text_20_body"><text:line-break/><text:span text:style-name="T5">Eastside College Preparatory School</text:span><text:span text:style-name="T1"> </text:span><text:span text:style-name="T8"><text:line-break/></text:span><text:span text:style-name="T9">Development Assistant: Oct. 2005 – Jan. 2007<text:tab/><text:tab/><text:tab/><text:tab/><text:tab/> <text:s text:c="9"/>East Palo Alto, California</text:span></text:p>
      <text:list xml:id="list33639893" text:style-name="L3">
        <text:list-item>
          <text:p text:style-name="P4">Process and enter all donations into Exceed software and administer acknowledgment letter merges </text:p>
        </text:list-item>
        <text:list-item>
          <text:p text:style-name="P4">Track all grant report and application deadlines, and outgoing correspondence with donors</text:p>
        </text:list-item>
        <text:list-item>
          <text:p text:style-name="P4">Perform research on grant and donor prospects, using Guidstar and CompassPoint</text:p>
        </text:list-item>
        <text:list-item>
          <text:p text:style-name="P7">Proofread written materials to donors with careful eye for accuracy, meticulous attention to detail, and recognition of Eastside’s interests</text:p>
        </text:list-item>
      </text:list>
      <text:p text:style-name="Text_20_body"/>
      <text:p text:style-name="P8">Interests</text:p>
      <text:p text:style-name="Text_20_body"><text:span text:style-name="T7">Book Clubs, Blogging, Hiking, Photography, Poetry, International Travel, Movies, Animals, Dog Training, Volunteering at the Humane Society. <text:s/>I am a certified Canine Training Specialist. <text:s/>I have studied French in school.<text:line-break/><text:line-break/></text:span><text:span text:style-name="T11">References Available Upon Request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1" svg:font-family="'Times New Roman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72in" fo:margin-bottom="0.781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sse Greenwald</meta:initial-creator>
    <meta:creation-date>2011-03-09T13:52:47.58</meta:creation-date>
    <meta:document-statistic meta:table-count="0" meta:image-count="0" meta:object-count="0" meta:page-count="1" meta:paragraph-count="20" meta:word-count="293" meta:character-count="2133"/>
    <dc:date>2011-03-09T14:05:33.10</dc:date>
    <dc:creator>Jesse Greenwald</dc:creator>
    <meta:editing-duration>PT12M53S</meta:editing-duration>
    <meta:editing-cycles>1</meta:editing-cycles>
    <meta:generator>OpenOffice.org/3.3$Win32 OpenOffice.org_project/330m20$Build-9567</meta:generator>
  </office:meta>
</office:document-meta>
</file>